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sample_in_packet</text:p>
          </table:table-cell>
          <table:table-cell office:value-type="string" calcext:value-type="string">
            <text:p>voltage_V</text:p>
          </table:table-cell>
          <table:table-cell office:value-type="string" calcext:value-type="string">
            <text:p>current_A</text:p>
          </table:table-cell>
          <table:table-cell office:value-type="string" calcext:value-type="string">
            <text:p>dp_V</text:p>
          </table:table-cell>
          <table:table-cell office:value-type="string" calcext:value-type="string">
            <text:p>dn_V</text:p>
          </table:table-cell>
          <table:table-cell office:value-type="string" calcext:value-type="string">
            <text:p>temp_C_ema</text:p>
          </table:table-cell>
          <table:table-cell office:value-type="string" calcext:value-type="string">
            <text:p>energy_Ws </text:p>
          </table:table-cell>
          <table:table-cell office:value-type="string" calcext:value-type="string">
            <text:p>capacity_As</text:p>
          </table:table-cell>
          <table:table-cell/>
          <table:table-cell office:value-type="string" calcext:value-type="string">
            <text:p>time_diff (min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 hour off:</text:p>
          </table:table-cell>
          <table:table-cell table:number-columns-repeated="10"/>
        </table:table-row>
        <table:table-row table:style-name="ro1">
          <table:table-cell office:value-type="float" office:value="1699975109.011" calcext:value-type="float">
            <text:p>1699975109.011</text:p>
          </table:table-cell>
          <table:table-cell office:value-type="float" office:value="3" calcext:value-type="float">
            <text:p>3</text:p>
          </table:table-cell>
          <table:table-cell office:value-type="float" office:value="5.0318" calcext:value-type="float">
            <text:p>5.0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31.5" calcext:value-type="float">
            <text:p>31.5</text:p>
          </table:table-cell>
          <table:table-cell office:value-type="float" office:value="0.704571" calcext:value-type="float">
            <text:p>0.704571</text:p>
          </table:table-cell>
          <table:table-cell office:value-type="float" office:value="0.139987" calcext:value-type="float">
            <text:p>0.139987</text:p>
          </table:table-cell>
          <table:table-cell table:number-columns-repeated="2"/>
        </table:table-row>
        <table:table-row table:style-name="ro1">
          <table:table-cell office:value-type="float" office:value="1699978672.471" calcext:value-type="float">
            <text:p>1699978672.471</text:p>
          </table:table-cell>
          <table:table-cell office:value-type="float" office:value="1" calcext:value-type="float">
            <text:p>1</text:p>
          </table:table-cell>
          <table:table-cell office:value-type="float" office:value="5.03574" calcext:value-type="float">
            <text:p>5.0357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32.9" calcext:value-type="float">
            <text:p>32.9</text:p>
          </table:table-cell>
          <table:table-cell office:value-type="float" office:value="1.073022" calcext:value-type="float">
            <text:p>1.073022</text:p>
          </table:table-cell>
          <table:table-cell office:value-type="float" office:value="0.213163" calcext:value-type="float">
            <text:p>0.213163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([.A5]-[.A4])/(60)" office:value-type="float" office:value="59.3910000006358" calcext:value-type="float">
            <text:p>59.3910000006358</text:p>
          </table:table-cell>
        </table:table-row>
        <table:table-row table:style-name="ro1">
          <table:table-cell office:value-type="string" calcext:value-type="string">
            <text:p>initialization:</text:p>
          </table:table-cell>
          <table:table-cell table:number-columns-repeated="10"/>
        </table:table-row>
        <table:table-row table:style-name="ro1">
          <table:table-cell office:value-type="float" office:value="1699975106.241" calcext:value-type="float">
            <text:p>1699975106.241</text:p>
          </table:table-cell>
          <table:table-cell office:value-type="float" office:value="2" calcext:value-type="float">
            <text:p>2</text:p>
          </table:table-cell>
          <table:table-cell office:value-type="float" office:value="5.03488" calcext:value-type="float">
            <text:p>5.03488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31.5" calcext:value-type="float">
            <text:p>31.5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0612" calcext:value-type="float">
            <text:p>0.000612</text:p>
          </table:table-cell>
          <table:table-cell table:number-columns-repeated="2"/>
        </table:table-row>
        <table:table-row table:style-name="ro1">
          <table:table-cell office:value-type="float" office:value="1699975109.001" calcext:value-type="float">
            <text:p>1699975109.001</text:p>
          </table:table-cell>
          <table:table-cell office:value-type="float" office:value="2" calcext:value-type="float">
            <text:p>2</text:p>
          </table:table-cell>
          <table:table-cell office:value-type="float" office:value="5.0318" calcext:value-type="float">
            <text:p>5.0318</text:p>
          </table:table-cell>
          <table:table-cell office:value-type="float" office:value="0.0419" calcext:value-type="float">
            <text:p>0.0419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31.5" calcext:value-type="float">
            <text:p>31.5</text:p>
          </table:table-cell>
          <table:table-cell office:value-type="float" office:value="0.704571" calcext:value-type="float">
            <text:p>0.704571</text:p>
          </table:table-cell>
          <table:table-cell office:value-type="float" office:value="0.139987" calcext:value-type="float">
            <text:p>0.139987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([.A9]-[.A8])/(60)" office:value-type="float" office:value="0.0459999998410543" calcext:value-type="float">
            <text:p>0.0459999998410543</text:p>
          </table:table-cell>
        </table:table-row>
        <table:table-row table:style-name="ro1">
          <table:table-cell office:value-type="string" calcext:value-type="string">
            <text:p>measure once:</text:p>
          </table:table-cell>
          <table:table-cell table:number-columns-repeated="10"/>
        </table:table-row>
        <table:table-row table:style-name="ro1">
          <table:table-cell office:value-type="float" office:value="1699978672.471" calcext:value-type="float">
            <text:p>1699978672.471</text:p>
          </table:table-cell>
          <table:table-cell office:value-type="float" office:value="1" calcext:value-type="float">
            <text:p>1</text:p>
          </table:table-cell>
          <table:table-cell office:value-type="float" office:value="5.03574" calcext:value-type="float">
            <text:p>5.0357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32.9" calcext:value-type="float">
            <text:p>32.9</text:p>
          </table:table-cell>
          <table:table-cell office:value-type="float" office:value="1.073022" calcext:value-type="float">
            <text:p>1.073022</text:p>
          </table:table-cell>
          <table:table-cell office:value-type="float" office:value="0.213163" calcext:value-type="float">
            <text:p>0.213163</text:p>
          </table:table-cell>
          <table:table-cell table:number-columns-repeated="2"/>
        </table:table-row>
        <table:table-row table:style-name="ro1">
          <table:table-cell office:value-type="float" office:value="1699978675.251" calcext:value-type="float">
            <text:p>1699978675.251</text:p>
          </table:table-cell>
          <table:table-cell office:value-type="float" office:value="3" calcext:value-type="float">
            <text:p>3</text:p>
          </table:table-cell>
          <table:table-cell office:value-type="float" office:value="5.03328" calcext:value-type="float">
            <text:p>5.03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32.9" calcext:value-type="float">
            <text:p>32.9</text:p>
          </table:table-cell>
          <table:table-cell office:value-type="float" office:value="1.779316" calcext:value-type="float">
            <text:p>1.779316</text:p>
          </table:table-cell>
          <table:table-cell office:value-type="float" office:value="0.353459" calcext:value-type="float">
            <text:p>0.35345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([.A13]-[.A12])/(60)" office:value-type="float" office:value="0.0463333328564962" calcext:value-type="float">
            <text:p>0.0463333328564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4:09:03.793590034</meta:creation-date>
    <meta:generator>LibreOffice/7.3.7.2$Linux_X86_64 LibreOffice_project/30$Build-2</meta:generator>
    <dc:date>2023-11-15T14:22:17.310926972</dc:date>
    <meta:editing-duration>PT2M27S</meta:editing-duration>
    <meta:editing-cycles>1</meta:editing-cycles>
    <meta:document-statistic meta:table-count="1" meta:cell-count="70" meta:object-count="0"/>
  </office:meta>
</office:document-meta>
</file>